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29551959" calcext:value-type="float">
            <text:p>1,29551959</text:p>
          </table:table-cell>
          <table:table-cell office:value-type="float" office:value="0.5598434806" calcext:value-type="float">
            <text:p>0,5598434806</text:p>
          </table:table-cell>
          <table:table-cell office:value-type="float" office:value="0.00261934381" calcext:value-type="float">
            <text:p>0,0026193438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56" calcext:value-type="float">
            <text:p>15956</text:p>
          </table:table-cell>
          <table:table-cell office:value-type="float" office:value="1.07787919" calcext:value-type="float">
            <text:p>1,07787919</text:p>
          </table:table-cell>
          <table:table-cell office:value-type="float" office:value="0.5875185728" calcext:value-type="float">
            <text:p>0,5875185728</text:p>
          </table:table-cell>
          <table:table-cell office:value-type="float" office:value="0.001166256261" calcext:value-type="float">
            <text:p>0,0011662563</text:p>
          </table:table-cell>
          <table:table-cell table:style-name="ce1" office:value-type="float" office:value="0.00003239600846" calcext:value-type="float">
            <text:p>3,2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46" calcext:value-type="float">
            <text:p>16046</text:p>
          </table:table-cell>
          <table:table-cell office:value-type="float" office:value="1.140400171" calcext:value-type="float">
            <text:p>1,140400171</text:p>
          </table:table-cell>
          <table:table-cell office:value-type="float" office:value="0.5856897831" calcext:value-type="float">
            <text:p>0,5856897831</text:p>
          </table:table-cell>
          <table:table-cell office:value-type="float" office:value="0.001385398558" calcext:value-type="float">
            <text:p>0,0013853986</text:p>
          </table:table-cell>
          <table:table-cell table:style-name="ce1" office:value-type="float" office:value="0.00003221856969" calcext:value-type="float">
            <text:p>3,2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85" calcext:value-type="float">
            <text:p>16185</text:p>
          </table:table-cell>
          <table:table-cell office:value-type="float" office:value="1.419548631" calcext:value-type="float">
            <text:p>1,419548631</text:p>
          </table:table-cell>
          <table:table-cell office:value-type="float" office:value="0.5730391741" calcext:value-type="float">
            <text:p>0,5730391741</text:p>
          </table:table-cell>
          <table:table-cell office:value-type="float" office:value="0.001437837491" calcext:value-type="float">
            <text:p>0,0014378375</text:p>
          </table:table-cell>
          <table:table-cell table:style-name="ce1" office:value-type="float" office:value="0.00003195194586" calcext:value-type="float">
            <text:p>3,20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17" calcext:value-type="float">
            <text:p>16417</text:p>
          </table:table-cell>
          <table:table-cell office:value-type="float" office:value="1.143007994" calcext:value-type="float">
            <text:p>1,143007994</text:p>
          </table:table-cell>
          <table:table-cell office:value-type="float" office:value="0.5780336857" calcext:value-type="float">
            <text:p>0,5780336857</text:p>
          </table:table-cell>
          <table:table-cell office:value-type="float" office:value="0.0004726791522" calcext:value-type="float">
            <text:p>0,0004726792</text:p>
          </table:table-cell>
          <table:table-cell table:style-name="ce1" office:value-type="float" office:value="0.00003151194323" calcext:value-type="float">
            <text:p>3,1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485" calcext:value-type="float">
            <text:p>16485</text:p>
          </table:table-cell>
          <table:table-cell office:value-type="float" office:value="1.232694864" calcext:value-type="float">
            <text:p>1,232694864</text:p>
          </table:table-cell>
          <table:table-cell office:value-type="float" office:value="0.5910117626" calcext:value-type="float">
            <text:p>0,5910117626</text:p>
          </table:table-cell>
          <table:table-cell office:value-type="float" office:value="0.0007531774463" calcext:value-type="float">
            <text:p>0,0007531774</text:p>
          </table:table-cell>
          <table:table-cell table:style-name="ce1" office:value-type="float" office:value="0.00006276478962" calcext:value-type="float">
            <text:p>6,2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608" calcext:value-type="float">
            <text:p>16608</text:p>
          </table:table-cell>
          <table:table-cell office:value-type="float" office:value="1.318924665" calcext:value-type="float">
            <text:p>1,318924665</text:p>
          </table:table-cell>
          <table:table-cell office:value-type="float" office:value="0.5718468428" calcext:value-type="float">
            <text:p>0,5718468428</text:p>
          </table:table-cell>
          <table:table-cell office:value-type="float" office:value="0.0009033704991" calcext:value-type="float">
            <text:p>0,0009033705</text:p>
          </table:table-cell>
          <table:table-cell table:style-name="ce1" office:value-type="float" office:value="0.00006230141298" calcext:value-type="float">
            <text:p>6,2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19" calcext:value-type="float">
            <text:p>16719</text:p>
          </table:table-cell>
          <table:table-cell office:value-type="float" office:value="1.270411491" calcext:value-type="float">
            <text:p>1,270411491</text:p>
          </table:table-cell>
          <table:table-cell office:value-type="float" office:value="0.597256422" calcext:value-type="float">
            <text:p>0,597256422</text:p>
          </table:table-cell>
          <table:table-cell office:value-type="float" office:value="0.001671154052" calcext:value-type="float">
            <text:p>0,0016711541</text:p>
          </table:table-cell>
          <table:table-cell table:style-name="ce1" office:value-type="float" office:value="0.00003094729618" calcext:value-type="float">
            <text:p>3,0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03" calcext:value-type="float">
            <text:p>17003</text:p>
          </table:table-cell>
          <table:table-cell office:value-type="float" office:value="1.264976263" calcext:value-type="float">
            <text:p>1,264976263</text:p>
          </table:table-cell>
          <table:table-cell office:value-type="float" office:value="0.5580371022" calcext:value-type="float">
            <text:p>0,5580371022</text:p>
          </table:table-cell>
          <table:table-cell office:value-type="float" office:value="0.001279006014" calcext:value-type="float">
            <text:p>0,001279006</text:p>
          </table:table-cell>
          <table:table-cell office:value-type="float" office:value="0.0001218100952" calcext:value-type="float">
            <text:p>0,00012181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59" calcext:value-type="float">
            <text:p>17159</text:p>
          </table:table-cell>
          <table:table-cell office:value-type="float" office:value="1.068760157" calcext:value-type="float">
            <text:p>1,068760157</text:p>
          </table:table-cell>
          <table:table-cell office:value-type="float" office:value="0.5998362899" calcext:value-type="float">
            <text:p>0,5998362899</text:p>
          </table:table-cell>
          <table:table-cell office:value-type="float" office:value="0.0004528028367" calcext:value-type="float">
            <text:p>0,0004528028</text:p>
          </table:table-cell>
          <table:table-cell table:style-name="ce1" office:value-type="float" office:value="0.00003018685675" calcext:value-type="float">
            <text:p>3,02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232123016" calcext:value-type="float">
            <text:p>1,2232123016</text:p>
          </table:table-cell>
          <table:table-cell table:formula="of:=AVERAGE([.D2:.D11])" office:value-type="float" office:value="0.58021131158" calcext:value-type="float">
            <text:p>0,5802113116</text:p>
          </table:table-cell>
          <table:table-cell table:formula="of:=AVERAGE([.E2:.E11])" office:value-type="float" office:value="0.00121410261203" calcext:value-type="float">
            <text:p>0,0012141026</text:p>
          </table:table-cell>
          <table:table-cell table:formula="of:=AVERAGE([.F2:.F11])" office:value-type="float" office:value="0.000059979790607" calcext:value-type="float">
            <text:p>5,9979790607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2:02:30.194413802</dc:date>
    <meta:document-statistic meta:table-count="1" meta:cell-count="70" meta:object-count="0"/>
    <meta:generator>LibreOffice/4.1.4.2$Linux_X86_64 LibreOffice_project/410m0$Build-2</meta:generator>
  </office:meta>
</office:document-meta>
</file>